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 style:list-style-name="L1"/>
    <style:style style:name="P3" style:family="paragraph" style:parent-style-name="Preformatted_20_Text" style:list-style-name="L2"/>
    <style:style style:name="P4" style:family="paragraph" style:parent-style-name="Preformatted_20_Text" style:list-style-name="L3"/>
    <style:style style:name="P5" style:family="paragraph" style:parent-style-name="Preformatted_20_Text" style:list-style-name="L4"/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3af39"/>
    </style:style>
    <style:style style:name="T3" style:family="text">
      <style:text-properties officeooo:rsid="000579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T1">Autorzy:</text:span> Patryk Duda, Paweł Wandzel</text:p>
      <text:p text:style-name="Preformatted_20_Text"/>
      <text:p text:style-name="Preformatted_20_Text"><text:span text:style-name="T1">Wymagania:</text:span> Python 3.6, PLY 3.11</text:p>
      <text:p text:style-name="Preformatted_20_Text"/>
      <text:p text:style-name="Preformatted_20_Text"><text:span text:style-name="T1">Uruchomienie:</text:span> python3 main.py</text:p>
      <text:p text:style-name="Preformatted_20_Text"/>
      <text:p text:style-name="Preformatted_20_Text"><text:span text:style-name="T1">Przykładowe wyrażenia:</text:span> examples.txt</text:p>
      <text:p text:style-name="Preformatted_20_Text"/>
      <text:p text:style-name="P1">Sposób wykonania:</text:p>
      <text:p text:style-name="Preformatted_20_Text">Preprocessing:</text:p>
      <text:list xml:id="list963169630" text:style-name="L2">
        <text:list-item>
          <text:p text:style-name="P3">sprowadzenie liczebników do formy podstawowej (przy pomocy słownika z numerals.txt)</text:p>
        </text:list-item>
        <text:list-item>
          <text:p text:style-name="P3">algorytm przekształcający liczbę w zapisie słownym na ciąg cyfr (z obsługą liczb z kropką dziesiętną)</text:p>
        </text:list-item>
      </text:list>
      <text:p text:style-name="Preformatted_20_Text">Skaner (tokenizer.py)</text:p>
      <text:list xml:id="list978294549" text:style-name="L3">
        <text:list-item>
          <text:p text:style-name="P4">Po preprocessingu rozpoznajemy kluczowe wyrażenia za pomocą prostych wyrażeń regularnych i zamieniamy je na tokeny,</text:p>
        </text:list-item>
      </text:list>
      <text:p text:style-name="Preformatted_20_Text">Parser (grammar.py)</text:p>
      <text:list xml:id="list2811842930" text:style-name="L4">
        <text:list-item>
          <text:p text:style-name="P5">W tym pliku zawarliśmy całą gramatykę. Podczas parsowania sprawdzana jest poprawność wyrażenia (niepoprawne wyrażenia nie sparsują się), a tokeny są zamieniane na odpowiednie znaki możliwe do zinterpretowania przez funkcję eval()</text:p>
        </text:list-item>
      </text:list>
      <text:p text:style-name="Preformatted_20_Text">Gramatyk<text:span text:style-name="T2">a</text:span> obsługuje:</text:p>
      <text:list xml:id="list894832628" text:style-name="L1">
        <text:list-item>
          <text:p text:style-name="P2">liczby z opcjonalną kropką dziesiętną</text:p>
        </text:list-item>
        <text:list-item>
          <text:p text:style-name="P2">liczby: pi i e</text:p>
        </text:list-item>
        <text:list-item>
          <text:p text:style-name="P2">dodawanie/odejmowanie/mnożenie/dzielenie</text:p>
        </text:list-item>
        <text:list-item>
          <text:p text:style-name="P2">wyrażenia w nawiasach</text:p>
        </text:list-item>
        <text:list-item>
          <text:p text:style-name="P2">operację modulo</text:p>
        </text:list-item>
        <text:list-item>
          <text:p text:style-name="P2">potęgowanie</text:p>
        </text:list-item>
        <text:list-item>
          <text:p text:style-name="P2">funkcje: sinus, cosinus, pierwiastek kwadratowy, silnia (+ możliwość łatwego dodania kolejnych)</text:p>
        </text:list-item>
      </text:list>
      <text:p text:style-name="Preformatted_20_Text"/>
      <text:p text:style-name="P1">Ciekawostka:</text:p>
      <text:p text:style-name="Preformatted_20_Text">Podczas rozszerzania gramatyki o funkcje trygonometryczne napotkaliśmy</text:p>
      <text:p text:style-name="Preformatted_20_Text">następujący problem:</text:p>
      <text:p text:style-name="Preformatted_20_Text">Reguły funkcji trygonometrycznych w stylu SINUS expression generowały</text:p>
      <text:p text:style-name="Preformatted_20_Text">konflikty shift/reduce. Oznacza to, że nie wiadomo czy przykładowo kolejne</text:p>
      <text:p text:style-name="Preformatted_20_Text">składniki sumy są argumentem funkcji sinus (suma jako argument, konflikt</text:p>
      <text:p text:style-name="Preformatted_20_Text">rozwiązany jako shift), czy jednak argumentem funkcji jest liczba a poza</text:p>
      <text:p text:style-name="Preformatted_20_Text">sinusem dodajemy skladnik. Po dogłębnym analizowaniu okazało się, że ten problem</text:p>
      <text:p text:style-name="Preformatted_20_Text">występuje również w języku naturalnym. Proszę rozważyć następujący fragment:</text:p>
      <text:p text:style-name="Preformatted_20_Text"/>
      <text:p text:style-name="Preformatted_20_Text">"sinus 45 plus 90"</text:p>
      <text:p text:style-name="Preformatted_20_Text"/>
      <text:p text:style-name="Preformatted_20_Text">Tak sformułowane wyrażenie choć poprawne jest nieprecyzyjne. Zazwyczaj gdy</text:p>
      <text:p text:style-name="Preformatted_20_Text">dyktujemy to d<text:span text:style-name="T3">o</text:span>starczamy dodatkowych informacji przykładowo:</text:p>
      <text:p text:style-name="Preformatted_20_Text"/>
      <text:p text:style-name="Preformatted_20_Text">"sinus z 45 plus 90 zamknij nawias" czyli sin(45+90)</text:p>
      <text:p text:style-name="Preformatted_20_Text">"sinus z 45 plus 90 poza sinusem" czyli sin(45)+90</text:p>
      <text:p text:style-name="Preformatted_20_Text">"sinus, a w nim 45 plus 90" czyli sin(45+90)</text:p>
      <text:p text:style-name="Preformatted_20_Text"/>
      <text:p text:style-name="Preformatted_20_Text">Po prostu czytając dodajemy dodatkowe informacje (o tym czy ma być shift czy</text:p>
      <text:p text:style-name="Preformatted_20_Text">reduce) dla słuchającego, by mógł odtworzyć wyrażenie.</text:p>
      <text:p text:style-name="Preformatted_20_Text"/>
      <text:p text:style-name="Preformatted_20_Text">W programie rozwiązaliśmy to w taki sposób, że po funkcji spodziewamy się</text:p>
      <text:p text:style-name="Preformatted_20_Text">wyrażenia w nawiasie, nawet jeśli to jest prosta liczba, czyli u nas poprawnym</text:p>
      <text:p text:style-name="Preformatted_20_Text">będzie:</text:p>
      <text:p text:style-name="Preformatted_20_Text"/>
      <text:p text:style-name="Preformatted_20_Text">"sinus otwórz nawias 45 zamknij nawias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8T23:15:11.992926851</dc:date>
    <meta:editing-duration>PT3M35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41" meta:word-count="300" meta:character-count="2163" meta:non-whitespace-character-count="1915"/>
  </office:meta>
</office:document-meta>
</file>